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meta": {</text:p>
      <text:p text:style-name="Standard"><text:s text:c="4"/>"instanceId": "2723a3a635131edfcb16103f3d4dbaadf3658e386b4762989cbf49528dccbdbd"</text:p>
      <text:p text:style-name="Standard"><text:s text:c="2"/>},</text:p>
      <text:p text:style-name="Standard"><text:s text:c="2"/>"nodes": [</text:p>
      <text:p text:style-name="Standard"><text:s text:c="4"/>{</text:p>
      <text:p text:style-name="Standard"><text:s text:c="6"/>"id": "b70bab99-2919-42c0-a64f-ea8340503a81",</text:p>
      <text:p text:style-name="Standard"><text:s text:c="6"/>"name": "Google Calendar",</text:p>
      <text:p text:style-name="Standard"><text:s text:c="6"/>"type": "n8n-nodes-base.googleCalendarTool",</text:p>
      <text:p text:style-name="Standard"><text:s text:c="6"/>"position": [</text:p>
      <text:p text:style-name="Standard"><text:s text:c="8"/>3232,</text:p>
      <text:p text:style-name="Standard"><text:s text:c="8"/>560</text:p>
      <text:p text:style-name="Standard"><text:s text:c="6"/>],</text:p>
      <text:p text:style-name="Standard"><text:s text:c="6"/>"parameters": {</text:p>
      <text:p text:style-name="Standard"><text:s text:c="8"/>"options": {</text:p>
      <text:p text:style-name="Standard"><text:s text:c="10"/>"fields": "=items(summary, start(dateTime))",</text:p>
      <text:p text:style-name="Standard"><text:s text:c="10"/>"timeMax": "={{ /*n8n-auto-generated-fromAI-override*/ $fromAI('Before', ``, 'string') }}",</text:p>
      <text:p text:style-name="Standard"><text:s text:c="10"/>"timeMin": "={{ /*n8n-auto-generated-fromAI-override*/ $fromAI('After', ``, 'string') }}"</text:p>
      <text:p text:style-name="Standard"><text:s text:c="8"/>},</text:p>
      <text:p text:style-name="Standard"><text:s text:c="8"/>"calendar": {</text:p>
      <text:p text:style-name="Standard"><text:s text:c="10"/>"__rl": true,</text:p>
      <text:p text:style-name="Standard"><text:s text:c="10"/>"mode": "id",</text:p>
      <text:p text:style-name="Standard"><text:s text:c="10"/>"value": "=&lt;insert email here&gt;"</text:p>
      <text:p text:style-name="Standard"><text:s text:c="8"/>},</text:p>
      <text:p text:style-name="Standard"><text:s text:c="8"/>"operation": "getAll"</text:p>
      <text:p text:style-name="Standard"><text:s text:c="6"/>},</text:p>
      <text:p text:style-name="Standard"><text:s text:c="6"/>"credentials": {</text:p>
      <text:p text:style-name="Standard"><text:s text:c="8"/>"googleCalendarOAuth2Api": {</text:p>
      <text:p text:style-name="Standard"><text:s text:c="10"/>"id": "credential-id",</text:p>
      <text:p text:style-name="Standard"><text:s text:c="10"/>"name": "googleCalendarOAuth2Api Credential"</text:p>
      <text:p text:style-name="Standard"><text:s text:c="8"/>}</text:p>
      <text:p text:style-name="Standard"><text:s text:c="6"/>},</text:p>
      <text:p text:style-name="Standard"><text:s text:c="6"/>"typeVersion": 1.1</text:p>
      <text:p text:style-name="Standard"><text:s text:c="4"/>},</text:p>
      <text:p text:style-name="Standard"><text:s text:c="4"/>{</text:p>
      <text:p text:style-name="Standard"><text:s text:c="6"/>"id": "621a4839-bc0d-4c73-b228-3831ad50ca3c",</text:p>
      <text:p text:style-name="Standard"><text:s text:c="6"/>"name": "Window Buffer Memory",</text:p>
      <text:p text:style-name="Standard"><text:s text:c="6"/>"type": "@n8n/n8n-nodes-langchain.memoryBufferWindow",</text:p>
      <text:p text:style-name="Standard"><text:s text:c="6"/>"position": [</text:p>
      <text:p text:style-name="Standard"><text:s text:c="8"/>2016,</text:p>
      <text:p text:style-name="Standard"><text:s text:c="8"/>560</text:p>
      <text:p text:style-name="Standard"><text:s text:c="6"/>],</text:p>
      <text:p text:style-name="Standard"><text:s text:c="6"/>"parameters": {</text:p>
      <text:p text:style-name="Standard"><text:s text:c="8"/>"sessionKey": "={{ $('Listen for incoming events').first().json.message.from.id }}",</text:p>
      <text:p text:style-name="Standard"><text:s text:c="8"/>"sessionIdType": "customKey"</text:p>
      <text:p text:style-name="Standard"><text:s text:c="6"/>},</text:p>
      <text:p text:style-name="Standard"><text:s text:c="6"/>"typeVersion": 1.2</text:p>
      <text:p text:style-name="Standard"><text:s text:c="4"/>},</text:p>
      <text:p text:style-name="Standard"><text:s text:c="4"/>{</text:p>
      <text:p text:style-name="Standard"><text:s text:c="6"/>"id": "89d9a5d9-d3c7-48c1-98cf-cc8987ba9391",</text:p>
      <text:p text:style-name="Standard"><text:s text:c="6"/>"name": "Get Email",</text:p>
      <text:p text:style-name="Standard"><text:s text:c="6"/>"type": "n8n-nodes-base.gmailTool",</text:p>
      <text:p text:style-name="Standard"><text:soft-page-break/><text:s text:c="6"/>"position": [</text:p>
      <text:p text:style-name="Standard"><text:s text:c="8"/>2800,</text:p>
      <text:p text:style-name="Standard"><text:s text:c="8"/>560</text:p>
      <text:p text:style-name="Standard"><text:s text:c="6"/>],</text:p>
      <text:p text:style-name="Standard"><text:s text:c="6"/>"webhookId": "a4ae7b5d-7686-4bee-a753-848932860b4e",</text:p>
      <text:p text:style-name="Standard"><text:s text:c="6"/>"parameters": {</text:p>
      <text:p text:style-name="Standard"><text:s text:c="8"/>"limit": 20,</text:p>
      <text:p text:style-name="Standard"><text:s text:c="8"/>"filters": {</text:p>
      <text:p text:style-name="Standard"><text:s text:c="10"/>"labelIds": [</text:p>
      <text:p text:style-name="Standard"><text:s text:c="12"/>"INBOX"</text:p>
      <text:p text:style-name="Standard"><text:s text:c="10"/>],</text:p>
      <text:p text:style-name="Standard"><text:s text:c="10"/>"readStatus": "unread",</text:p>
      <text:p text:style-name="Standard"><text:s text:c="10"/>"receivedAfter": "={{ /*n8n-auto-generated-fromAI-override*/ $fromAI('Received_After', ``, 'string') }}",</text:p>
      <text:p text:style-name="Standard"><text:s text:c="10"/>"receivedBefore": "={{ /*n8n-auto-generated-fromAI-override*/ $fromAI('Received_Before', ``, 'string') }}"</text:p>
      <text:p text:style-name="Standard"><text:s text:c="8"/>},</text:p>
      <text:p text:style-name="Standard"><text:s text:c="8"/>"operation": "getAll"</text:p>
      <text:p text:style-name="Standard"><text:s text:c="6"/>},</text:p>
      <text:p text:style-name="Standard"><text:s text:c="6"/>"credentials": {</text:p>
      <text:p text:style-name="Standard"><text:s text:c="8"/>"gmailOAuth2": {</text:p>
      <text:p text:style-name="Standard"><text:s text:c="10"/>"id": "credential-id",</text:p>
      <text:p text:style-name="Standard"><text:s text:c="10"/>"name": "gmailOAuth2 Credential"</text:p>
      <text:p text:style-name="Standard"><text:s text:c="8"/>}</text:p>
      <text:p text:style-name="Standard"><text:s text:c="6"/>},</text:p>
      <text:p text:style-name="Standard"><text:s text:c="6"/>"typeVersion": 2.1</text:p>
      <text:p text:style-name="Standard"><text:s text:c="4"/>},</text:p>
      <text:p text:style-name="Standard"><text:s text:c="4"/>{</text:p>
      <text:p text:style-name="Standard"><text:s text:c="6"/>"id": "88f2bfc3-a997-4838-a4e6-911c60d377ec",</text:p>
      <text:p text:style-name="Standard"><text:s text:c="6"/>"name": "Listen for incoming events",</text:p>
      <text:p text:style-name="Standard"><text:s text:c="6"/>"type": "n8n-nodes-base.telegramTrigger",</text:p>
      <text:p text:style-name="Standard"><text:s text:c="6"/>"position": [</text:p>
      <text:p text:style-name="Standard"><text:s text:c="8"/>880,</text:p>
      <text:p text:style-name="Standard"><text:s text:c="8"/>208</text:p>
      <text:p text:style-name="Standard"><text:s text:c="6"/>],</text:p>
      <text:p text:style-name="Standard"><text:s text:c="6"/>"webhookId": "322dce18-f93e-4f86-b9b1-3305519b7834",</text:p>
      <text:p text:style-name="Standard"><text:s text:c="6"/>"parameters": {</text:p>
      <text:p text:style-name="Standard"><text:s text:c="8"/>"updates": [</text:p>
      <text:p text:style-name="Standard"><text:s text:c="10"/>"message"</text:p>
      <text:p text:style-name="Standard"><text:s text:c="8"/>],</text:p>
      <text:p text:style-name="Standard"><text:s text:c="8"/>"additionalFields": {}</text:p>
      <text:p text:style-name="Standard"><text:s text:c="6"/>},</text:p>
      <text:p text:style-name="Standard"><text:s text:c="6"/>"credentials": {</text:p>
      <text:p text:style-name="Standard"><text:s text:c="8"/>"telegramApi": {</text:p>
      <text:p text:style-name="Standard"><text:s text:c="10"/>"id": "credential-id",</text:p>
      <text:p text:style-name="Standard"><text:s text:c="10"/>"name": "telegramApi Credential"</text:p>
      <text:p text:style-name="Standard"><text:s text:c="8"/>}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fe37d04d-2bb4-4130-8386-665364195dce",</text:p>
      <text:p text:style-name="Standard"><text:soft-page-break/><text:s text:c="6"/>"name": "Telegram",</text:p>
      <text:p text:style-name="Standard"><text:s text:c="6"/>"type": "n8n-nodes-base.telegram",</text:p>
      <text:p text:style-name="Standard"><text:s text:c="6"/>"onError": "continueErrorOutput",</text:p>
      <text:p text:style-name="Standard"><text:s text:c="6"/>"position": [</text:p>
      <text:p text:style-name="Standard"><text:s text:c="8"/>2688,</text:p>
      <text:p text:style-name="Standard"><text:s text:c="8"/>192</text:p>
      <text:p text:style-name="Standard"><text:s text:c="6"/>],</text:p>
      <text:p text:style-name="Standard"><text:s text:c="6"/>"webhookId": "2c133a40-af48-4106-bc1a-be6047840a89",</text:p>
      <text:p text:style-name="Standard"><text:s text:c="6"/>"parameters": {</text:p>
      <text:p text:style-name="Standard"><text:s text:c="8"/>"text": "={{ $json.output }}",</text:p>
      <text:p text:style-name="Standard"><text:s text:c="8"/>"chatId": "={{ $('Listen for incoming events').first().json.message.from.id }}",</text:p>
      <text:p text:style-name="Standard"><text:s text:c="8"/>"additionalFields": {</text:p>
      <text:p text:style-name="Standard"><text:s text:c="10"/>"parse_mode": "Markdown",</text:p>
      <text:p text:style-name="Standard"><text:s text:c="10"/>"appendAttribution": false</text:p>
      <text:p text:style-name="Standard"><text:s text:c="8"/>}</text:p>
      <text:p text:style-name="Standard"><text:s text:c="6"/>},</text:p>
      <text:p text:style-name="Standard"><text:s text:c="6"/>"credentials": {</text:p>
      <text:p text:style-name="Standard"><text:s text:c="8"/>"telegramApi": {</text:p>
      <text:p text:style-name="Standard"><text:s text:c="10"/>"id": "credential-id",</text:p>
      <text:p text:style-name="Standard"><text:s text:c="10"/>"name": "telegramApi Credential"</text:p>
      <text:p text:style-name="Standard"><text:s text:c="8"/>}</text:p>
      <text:p text:style-name="Standard"><text:s text:c="6"/>},</text:p>
      <text:p text:style-name="Standard"><text:s text:c="6"/>"typeVersion": 1.1</text:p>
      <text:p text:style-name="Standard"><text:s text:c="4"/>},</text:p>
      <text:p text:style-name="Standard"><text:s text:c="4"/>{</text:p>
      <text:p text:style-name="Standard"><text:s text:c="6"/>"id": "a5717776-2c85-4dfb-9e05-bf9b805f9004",</text:p>
      <text:p text:style-name="Standard"><text:s text:c="6"/>"name": "If",</text:p>
      <text:p text:style-name="Standard"><text:s text:c="6"/>"type": "n8n-nodes-base.if",</text:p>
      <text:p text:style-name="Standard"><text:s text:c="6"/>"position": [</text:p>
      <text:p text:style-name="Standard"><text:s text:c="8"/>1328,</text:p>
      <text:p text:style-name="Standard"><text:s text:c="8"/>208</text:p>
      <text:p text:style-name="Standard"><text:s text:c="6"/>],</text:p>
      <text:p text:style-name="Standard"><text:s text:c="6"/>"parameters": {</text:p>
      <text:p text:style-name="Standard"><text:s text:c="8"/>"options": {},</text:p>
      <text:p text:style-name="Standard"><text:s text:c="8"/>"conditions": {</text:p>
      <text:p text:style-name="Standard"><text:s text:c="10"/>"options": {</text:p>
      <text:p text:style-name="Standard"><text:s text:c="12"/>"version": 2,</text:p>
      <text:p text:style-name="Standard"><text:s text:c="12"/>"leftValue": "",</text:p>
      <text:p text:style-name="Standard"><text:s text:c="12"/>"caseSensitive": true,</text:p>
      <text:p text:style-name="Standard"><text:s text:c="12"/>"typeValidation": "strict"</text:p>
      <text:p text:style-name="Standard"><text:s text:c="10"/>},</text:p>
      <text:p text:style-name="Standard"><text:s text:c="10"/>"combinator": "and",</text:p>
      <text:p text:style-name="Standard"><text:s text:c="10"/>"conditions": [</text:p>
      <text:p text:style-name="Standard"><text:s text:c="12"/>{</text:p>
      <text:p text:style-name="Standard"><text:s text:c="14"/>"id": "a0bf9719-4272-46f6-ab3b-eda6f7b44fd8",</text:p>
      <text:p text:style-name="Standard"><text:s text:c="14"/>"operator": {</text:p>
      <text:p text:style-name="Standard"><text:s text:c="16"/>"type": "string",</text:p>
      <text:p text:style-name="Standard"><text:s text:c="16"/>"operation": "empty",</text:p>
      <text:p text:style-name="Standard"><text:s text:c="16"/>"singleValue": true</text:p>
      <text:p text:style-name="Standard"><text:s text:c="14"/>},</text:p>
      <text:p text:style-name="Standard"><text:s text:c="14"/>"leftValue": "={{ $json.message.text }}",</text:p>
      <text:p text:style-name="Standard"><text:s text:c="14"/>"rightValue": ""</text:p>
      <text:p text:style-name="Standard"><text:soft-page-break/><text:s text:c="12"/>}</text:p>
      <text:p text:style-name="Standard"><text:s text:c="10"/>]</text:p>
      <text:p text:style-name="Standard"><text:s text:c="8"/>}</text:p>
      <text:p text:style-name="Standard"><text:s text:c="6"/>},</text:p>
      <text:p text:style-name="Standard"><text:s text:c="6"/>"typeVersion": 2.2</text:p>
      <text:p text:style-name="Standard"><text:s text:c="4"/>},</text:p>
      <text:p text:style-name="Standard"><text:s text:c="4"/>{</text:p>
      <text:p text:style-name="Standard"><text:s text:c="6"/>"id": "dc3d741a-2ed6-4c34-b14f-91a728b3fffd",</text:p>
      <text:p text:style-name="Standard"><text:s text:c="6"/>"name": "Voice or Text",</text:p>
      <text:p text:style-name="Standard"><text:s text:c="6"/>"type": "n8n-nodes-base.set",</text:p>
      <text:p text:style-name="Standard"><text:s text:c="6"/>"position": [</text:p>
      <text:p text:style-name="Standard"><text:s text:c="8"/>1104,</text:p>
      <text:p text:style-name="Standard"><text:s text:c="8"/>208</text:p>
      <text:p text:style-name="Standard"><text:s text:c="6"/>],</text:p>
      <text:p text:style-name="Standard"><text:s text:c="6"/>"parameters": {</text:p>
      <text:p text:style-name="Standard"><text:s text:c="8"/>"fields": {</text:p>
      <text:p text:style-name="Standard"><text:s text:c="10"/>"values": [</text:p>
      <text:p text:style-name="Standard"><text:s text:c="12"/>{</text:p>
      <text:p text:style-name="Standard"><text:s text:c="14"/>"name": "text",</text:p>
      <text:p text:style-name="Standard"><text:s text:c="14"/>"stringValue": "={{ $json?.message?.text || \"\" }}"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"options": {}</text:p>
      <text:p text:style-name="Standard"><text:s text:c="6"/>},</text:p>
      <text:p text:style-name="Standard"><text:s text:c="6"/>"typeVersion": 3.2</text:p>
      <text:p text:style-name="Standard"><text:s text:c="4"/>},</text:p>
      <text:p text:style-name="Standard"><text:s text:c="4"/>{</text:p>
      <text:p text:style-name="Standard"><text:s text:c="6"/>"id": "7c7cbb13-8b9d-4e98-9287-4002166ff159",</text:p>
      <text:p text:style-name="Standard"><text:s text:c="6"/>"name": "Get Voice File",</text:p>
      <text:p text:style-name="Standard"><text:s text:c="6"/>"type": "n8n-nodes-base.telegram",</text:p>
      <text:p text:style-name="Standard"><text:s text:c="6"/>"position": [</text:p>
      <text:p text:style-name="Standard"><text:s text:c="8"/>1552,</text:p>
      <text:p text:style-name="Standard"><text:s text:c="8"/>128</text:p>
      <text:p text:style-name="Standard"><text:s text:c="6"/>],</text:p>
      <text:p text:style-name="Standard"><text:s text:c="6"/>"webhookId": "ef3f120e-c212-45ff-99b5-b6a5a82598d8",</text:p>
      <text:p text:style-name="Standard"><text:s text:c="6"/>"parameters": {</text:p>
      <text:p text:style-name="Standard"><text:s text:c="8"/>"fileId": "={{ $('Listen for incoming events').item.json.message.voice.file_id }}",</text:p>
      <text:p text:style-name="Standard"><text:s text:c="8"/>"resource": "file",</text:p>
      <text:p text:style-name="Standard"><text:s text:c="8"/>"additionalFields": {}</text:p>
      <text:p text:style-name="Standard"><text:s text:c="6"/>},</text:p>
      <text:p text:style-name="Standard"><text:s text:c="6"/>"credentials": {</text:p>
      <text:p text:style-name="Standard"><text:s text:c="8"/>"telegramApi": {</text:p>
      <text:p text:style-name="Standard"><text:s text:c="10"/>"id": "credential-id",</text:p>
      <text:p text:style-name="Standard"><text:s text:c="10"/>"name": "telegramApi Credential"</text:p>
      <text:p text:style-name="Standard"><text:s text:c="8"/>}</text:p>
      <text:p text:style-name="Standard"><text:s text:c="6"/>},</text:p>
      <text:p text:style-name="Standard"><text:s text:c="6"/>"typeVersion": 1.1</text:p>
      <text:p text:style-name="Standard"><text:s text:c="4"/>},</text:p>
      <text:p text:style-name="Standard"><text:s text:c="4"/>{</text:p>
      <text:p text:style-name="Standard"><text:s text:c="6"/>"id": "8078f53c-0aed-4f01-bf8f-f0e65a8291c0",</text:p>
      <text:p text:style-name="Standard"><text:s text:c="6"/>"name": "Sticky Note",</text:p>
      <text:p text:style-name="Standard"><text:soft-page-break/><text:s text:c="6"/>"type": "n8n-nodes-base.stickyNote",</text:p>
      <text:p text:style-name="Standard"><text:s text:c="6"/>"position": [</text:p>
      <text:p text:style-name="Standard"><text:s text:c="8"/>1072,</text:p>
      <text:p text:style-name="Standard"><text:s text:c="8"/>96</text:p>
      <text:p text:style-name="Standard"><text:s text:c="6"/>],</text:p>
      <text:p text:style-name="Standard"><text:s text:c="6"/>"parameters": {</text:p>
      <text:p text:style-name="Standard"><text:s text:c="8"/>"color": 7,</text:p>
      <text:p text:style-name="Standard"><text:s text:c="8"/>"width": 624,</text:p>
      <text:p text:style-name="Standard"><text:s text:c="8"/>"height": 279,</text:p>
      <text:p text:style-name="Standard"><text:s text:c="8"/>"content": "## Process Telegram Request\n"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9006e460-0a4f-4250-876c-1743d7526909",</text:p>
      <text:p text:style-name="Standard"><text:s text:c="6"/>"cid": "Ikx1Y2FzIFBleXJpbiI",</text:p>
      <text:p text:style-name="Standard"><text:s text:c="6"/>"name": "Sticky Note1",</text:p>
      <text:p text:style-name="Standard"><text:s text:c="6"/>"type": "n8n-nodes-base.stickyNote",</text:p>
      <text:p text:style-name="Standard"><text:s text:c="6"/>"notes": "© 2025 Lucas Peyrin",</text:p>
      <text:p text:style-name="Standard"><text:s text:c="6"/>"creator": "Lucas Peyrin",</text:p>
      <text:p text:style-name="Standard"><text:s text:c="6"/>"position": [</text:p>
      <text:p text:style-name="Standard"><text:s text:c="8"/>1584,</text:p>
      <text:p text:style-name="Standard"><text:s text:c="8"/>512</text:p>
      <text:p text:style-name="Standard"><text:s text:c="6"/>],</text:p>
      <text:p text:style-name="Standard"><text:s text:c="6"/>"parameters": {</text:p>
      <text:p text:style-name="Standard"><text:s text:c="8"/>"color": 3,</text:p>
      <text:p text:style-name="Standard"><text:s text:c="8"/>"width": 294,</text:p>
      <text:p text:style-name="Standard"><text:s text:c="8"/>"height": 316,</text:p>
      <text:p text:style-name="Standard"><text:s text:c="8"/>"content": "\n\n\n\n\n\n\n\n\n\n\n\n1. [In OpenRouter](https://openrouter.ai/settings/keys) click **“Create API key”** and copy it.\n\n2. Open the ```OpenRouter``` node:\n <text:s text:c="2"/>* **Select Credential → Create New**\n <text:s text:c="2"/>* Paste into **API Key** and **Save**\n"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7e0fa1ed-2cd6-48a6-bf04-d67d4d7fe842",</text:p>
      <text:p text:style-name="Standard"><text:s text:c="6"/>"name": "OpenRouter",</text:p>
      <text:p text:style-name="Standard"><text:s text:c="6"/>"type": "@n8n/n8n-nodes-langchain.lmChatOpenRouter",</text:p>
      <text:p text:style-name="Standard"><text:s text:c="6"/>"position": [</text:p>
      <text:p text:style-name="Standard"><text:s text:c="8"/>1680,</text:p>
      <text:p text:style-name="Standard"><text:s text:c="8"/>544</text:p>
      <text:p text:style-name="Standard"><text:s text:c="6"/>],</text:p>
      <text:p text:style-name="Standard"><text:s text:c="6"/>"parameters": {</text:p>
      <text:p text:style-name="Standard"><text:s text:c="8"/>"options": {}</text:p>
      <text:p text:style-name="Standard"><text:s text:c="6"/>},</text:p>
      <text:p text:style-name="Standard"><text:s text:c="6"/>"credentials": {</text:p>
      <text:p text:style-name="Standard"><text:s text:c="8"/>"openRouterApi": {</text:p>
      <text:p text:style-name="Standard"><text:s text:c="10"/>"id": "credential-id",</text:p>
      <text:p text:style-name="Standard"><text:s text:c="10"/>"name": "openRouterApi Credential"</text:p>
      <text:p text:style-name="Standard"><text:s text:c="8"/>}</text:p>
      <text:p text:style-name="Standard"><text:s text:c="6"/>},</text:p>
      <text:p text:style-name="Standard"><text:s text:c="6"/>"typeVersion": 1</text:p>
      <text:p text:style-name="Standard"><text:soft-page-break/><text:s text:c="4"/>},</text:p>
      <text:p text:style-name="Standard"><text:s text:c="4"/>{</text:p>
      <text:p text:style-name="Standard"><text:s text:c="6"/>"id": "f326d185-cd53-421e-a3d1-ae3b0d162bfa",</text:p>
      <text:p text:style-name="Standard"><text:s text:c="6"/>"cid": "Ikx1Y2FzIFBleXJpbiI",</text:p>
      <text:p text:style-name="Standard"><text:s text:c="6"/>"name": "Sticky Note15",</text:p>
      <text:p text:style-name="Standard"><text:s text:c="6"/>"type": "n8n-nodes-base.stickyNote",</text:p>
      <text:p text:style-name="Standard"><text:s text:c="6"/>"notes": "© 2025 Lucas Peyrin",</text:p>
      <text:p text:style-name="Standard"><text:s text:c="6"/>"creator": "Lucas Peyrin",</text:p>
      <text:p text:style-name="Standard"><text:s text:c="6"/>"position": [</text:p>
      <text:p text:style-name="Standard"><text:s text:c="8"/>1904,</text:p>
      <text:p text:style-name="Standard"><text:s text:c="8"/>512</text:p>
      <text:p text:style-name="Standard"><text:s text:c="6"/>],</text:p>
      <text:p text:style-name="Standard"><text:s text:c="6"/>"parameters": {</text:p>
      <text:p text:style-name="Standard"><text:s text:c="8"/>"color": 7,</text:p>
      <text:p text:style-name="Standard"><text:s text:c="8"/>"width": 308,</text:p>
      <text:p text:style-name="Standard"><text:s text:c="8"/>"height": 260,</text:p>
      <text:p text:style-name="Standard"><text:s text:c="8"/>"content": "\n\n\n\n\n\n\n\n\n\n\n\n\n\nThis node helps your agent remember the last few messages to stay on topic."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48c06490-e261-45f5-ad0c-2b2648203ab0",</text:p>
      <text:p text:style-name="Standard"><text:s text:c="6"/>"cid": "Ikx1Y2FzIFBleXJpbiI",</text:p>
      <text:p text:style-name="Standard"><text:s text:c="6"/>"name": "Sticky Note16",</text:p>
      <text:p text:style-name="Standard"><text:s text:c="6"/>"type": "n8n-nodes-base.stickyNote",</text:p>
      <text:p text:style-name="Standard"><text:s text:c="6"/>"notes": "© 2025 Lucas Peyrin",</text:p>
      <text:p text:style-name="Standard"><text:s text:c="6"/>"creator": "Lucas Peyrin",</text:p>
      <text:p text:style-name="Standard"><text:s text:c="6"/>"position": [</text:p>
      <text:p text:style-name="Standard"><text:s text:c="8"/>2240,</text:p>
      <text:p text:style-name="Standard"><text:s text:c="8"/>512</text:p>
      <text:p text:style-name="Standard"><text:s text:c="6"/>],</text:p>
      <text:p text:style-name="Standard"><text:s text:c="6"/>"parameters": {</text:p>
      <text:p text:style-name="Standard"><text:s text:c="8"/>"color": 7,</text:p>
      <text:p text:style-name="Standard"><text:s text:c="8"/>"width": 484,</text:p>
      <text:p text:style-name="Standard"><text:s text:c="8"/>"height": 260,</text:p>
      <text:p text:style-name="Standard"><text:s text:c="8"/>"content": "\n\n\n\n\n\n\n\n\n\n\n\n\n\n\nThis node allows your agent create and get tasks from Google Tasks\n"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8bb0d940-eda3-4ecf-8a1d-15b1a6445a83",</text:p>
      <text:p text:style-name="Standard"><text:s text:c="6"/>"cid": "Ikx1Y2FzIFBleXJpbiI",</text:p>
      <text:p text:style-name="Standard"><text:s text:c="6"/>"name": "Sticky Note18",</text:p>
      <text:p text:style-name="Standard"><text:s text:c="6"/>"type": "n8n-nodes-base.stickyNote",</text:p>
      <text:p text:style-name="Standard"><text:s text:c="6"/>"notes": "© 2025 Lucas Peyrin",</text:p>
      <text:p text:style-name="Standard"><text:s text:c="6"/>"creator": "Lucas Peyrin",</text:p>
      <text:p text:style-name="Standard"><text:s text:c="6"/>"position": [</text:p>
      <text:p text:style-name="Standard"><text:s text:c="8"/>2752,</text:p>
      <text:p text:style-name="Standard"><text:s text:c="8"/>512</text:p>
      <text:p text:style-name="Standard"><text:s text:c="6"/>],</text:p>
      <text:p text:style-name="Standard"><text:soft-page-break/><text:s text:c="6"/>"parameters": {</text:p>
      <text:p text:style-name="Standard"><text:s text:c="8"/>"color": 7,</text:p>
      <text:p text:style-name="Standard"><text:s text:c="8"/>"width": 308,</text:p>
      <text:p text:style-name="Standard"><text:s text:c="8"/>"height": 260,</text:p>
      <text:p text:style-name="Standard"><text:s text:c="8"/>"content": "\n\n\n\n\n\n\n\n\n\n\n\n\n\nThis node allows your agent access your gmail\n"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cf8916e8-4701-4644-9d92-e2dd78665448",</text:p>
      <text:p text:style-name="Standard"><text:s text:c="6"/>"cid": "Ikx1Y2FzIFBleXJpbiI",</text:p>
      <text:p text:style-name="Standard"><text:s text:c="6"/>"name": "Sticky Note19",</text:p>
      <text:p text:style-name="Standard"><text:s text:c="6"/>"type": "n8n-nodes-base.stickyNote",</text:p>
      <text:p text:style-name="Standard"><text:s text:c="6"/>"notes": "© 2025 Lucas Peyrin",</text:p>
      <text:p text:style-name="Standard"><text:s text:c="6"/>"creator": "Lucas Peyrin",</text:p>
      <text:p text:style-name="Standard"><text:s text:c="6"/>"position": [</text:p>
      <text:p text:style-name="Standard"><text:s text:c="8"/>3088,</text:p>
      <text:p text:style-name="Standard"><text:s text:c="8"/>512</text:p>
      <text:p text:style-name="Standard"><text:s text:c="6"/>],</text:p>
      <text:p text:style-name="Standard"><text:s text:c="6"/>"parameters": {</text:p>
      <text:p text:style-name="Standard"><text:s text:c="8"/>"color": 7,</text:p>
      <text:p text:style-name="Standard"><text:s text:c="8"/>"width": 404,</text:p>
      <text:p text:style-name="Standard"><text:s text:c="8"/>"height": 260,</text:p>
      <text:p text:style-name="Standard"><text:s text:c="8"/>"content": "\n\n\n\n\n\n\n\n\n\n\n\n\n\nThis node allows your agent access your Google calendar\n"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a5db0c52-ba8d-4622-8a0a-eae3a7f0d90f",</text:p>
      <text:p text:style-name="Standard"><text:s text:c="6"/>"cid": "Ikx1Y2FzIFBleXJpbiI",</text:p>
      <text:p text:style-name="Standard"><text:s text:c="6"/>"name": "Sticky Note20",</text:p>
      <text:p text:style-name="Standard"><text:s text:c="6"/>"type": "n8n-nodes-base.stickyNote",</text:p>
      <text:p text:style-name="Standard"><text:s text:c="6"/>"notes": "© 2025 Lucas Peyrin",</text:p>
      <text:p text:style-name="Standard"><text:s text:c="6"/>"creator": "Lucas Peyrin",</text:p>
      <text:p text:style-name="Standard"><text:s text:c="6"/>"position": [</text:p>
      <text:p text:style-name="Standard"><text:s text:c="8"/>1760,</text:p>
      <text:p text:style-name="Standard"><text:s text:c="8"/>96</text:p>
      <text:p text:style-name="Standard"><text:s text:c="6"/>],</text:p>
      <text:p text:style-name="Standard"><text:s text:c="6"/>"parameters": {</text:p>
      <text:p text:style-name="Standard"><text:s text:c="8"/>"color": 7,</text:p>
      <text:p text:style-name="Standard"><text:s text:c="8"/>"width": 324,</text:p>
      <text:p text:style-name="Standard"><text:s text:c="8"/>"height": 276,</text:p>
      <text:p text:style-name="Standard"><text:s text:c="8"/>"content": "\n\n\n\n\n\n\n\n\n\n\n\n\n\n\nUses OpenAI to convert voice to text.\n[In OpenAI](https://platform.openai.com/api-keys) click **“Create new secret key”** and copy it."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fd8b069a-19da-4740-a3ce-d88ee0e81331",</text:p>
      <text:p text:style-name="Standard"><text:s text:c="6"/>"cid": "Ikx1Y2FzIFBleXJpbiI",</text:p>
      <text:p text:style-name="Standard"><text:s text:c="6"/>"name": "Sticky Note13",</text:p>
      <text:p text:style-name="Standard"><text:soft-page-break/><text:s text:c="6"/>"type": "n8n-nodes-base.stickyNote",</text:p>
      <text:p text:style-name="Standard"><text:s text:c="6"/>"notes": "© 2025 Lucas Peyrin",</text:p>
      <text:p text:style-name="Standard"><text:s text:c="6"/>"creator": "Lucas Peyrin",</text:p>
      <text:p text:style-name="Standard"><text:s text:c="6"/>"position": [</text:p>
      <text:p text:style-name="Standard"><text:s text:c="8"/>2144,</text:p>
      <text:p text:style-name="Standard"><text:s text:c="8"/>0</text:p>
      <text:p text:style-name="Standard"><text:s text:c="6"/>],</text:p>
      <text:p text:style-name="Standard"><text:s text:c="6"/>"parameters": {</text:p>
      <text:p text:style-name="Standard"><text:s text:c="8"/>"color": 7,</text:p>
      <text:p text:style-name="Standard"><text:s text:c="8"/>"width": 396,</text:p>
      <text:p text:style-name="Standard"><text:s text:c="8"/>"height": 380,</text:p>
      <text:p text:style-name="Standard"><text:s text:c="8"/>"content": "Caylee, your peronal AI Assistant:\n1. Get email\n2. Check calendar\n3. Get and create to-do tasks \n\nEdit the **System Message** to adjust your agent’s thinking, behavior, and replies.\n\n\n\n\n\n\n\n\n\n\n"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1c27ac6c-39d7-4f07-8134-624e1cb21e07",</text:p>
      <text:p text:style-name="Standard"><text:s text:c="6"/>"name": "Sticky Note3",</text:p>
      <text:p text:style-name="Standard"><text:s text:c="6"/>"type": "n8n-nodes-base.stickyNote",</text:p>
      <text:p text:style-name="Standard"><text:s text:c="6"/>"position": [</text:p>
      <text:p text:style-name="Standard"><text:s text:c="8"/>368,</text:p>
      <text:p text:style-name="Standard"><text:s text:c="8"/>-32</text:p>
      <text:p text:style-name="Standard"><text:s text:c="6"/>],</text:p>
      <text:p text:style-name="Standard"><text:s text:c="6"/>"parameters": {</text:p>
      <text:p text:style-name="Standard"><text:s text:c="8"/>"color": 4,</text:p>
      <text:p text:style-name="Standard"><text:s text:c="8"/>"width": 460,</text:p>
      <text:p text:style-name="Standard"><text:s text:c="8"/>"height": 568,</text:p>
      <text:p text:style-name="Standard"><text:s text:c="8"/>"content": "# Try It Out!\n\nLaunch Jackie—your personal AI assistant that handles voice &amp; text via Telegram to manage your digital life.\n\n**To get started:**\n\n1. **Connect all credentials** (Telegram, OpenAI, Gmail, etc.)\n2. **Activate the workflow** and message your Telegram bot:\n <text:s text:c="2"/>• \"What emails do I have today?\"\n <text:s text:c="2"/>• \"Show me my calendar for tomorrow\"\n <text:s text:c="2"/>• \"Craete new to-do item\"\n <text:s text:c="2"/>• 🎤 Send voice messages for hands-free interaction\n\n## Questions or Need Help?\n\nFor setup assistance, customization, or workflow support, join my Skool community!\n\n### [AI Automation Engineering Community](https://www.skool.com/ai-automation-engineering-3014)\n\nHappy learning! -- Derek Cheung\n"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fd801aac-5dfa-4a51-abbd-b187a6e588e8",</text:p>
      <text:p text:style-name="Standard"><text:s text:c="6"/>"name": "Sticky Note4",</text:p>
      <text:p text:style-name="Standard"><text:s text:c="6"/>"type": "n8n-nodes-base.stickyNote",</text:p>
      <text:p text:style-name="Standard"><text:s text:c="6"/>"position": [</text:p>
      <text:p text:style-name="Standard"><text:s text:c="8"/>2592,</text:p>
      <text:p text:style-name="Standard"><text:s text:c="8"/>96</text:p>
      <text:p text:style-name="Standard"><text:s text:c="6"/>],</text:p>
      <text:p text:style-name="Standard"><text:s text:c="6"/>"parameters": {</text:p>
      <text:p text:style-name="Standard"><text:s text:c="8"/>"color": 7,</text:p>
      <text:p text:style-name="Standard"><text:s text:c="8"/>"width": 304,</text:p>
      <text:p text:style-name="Standard"><text:s text:c="8"/>"height": 288,</text:p>
      <text:p text:style-name="Standard"><text:soft-page-break/><text:s text:c="8"/>"content": "\n\n\n\n\n\n\n\n\n\n\n\n\n\n\n\n\n\n\nSend message back to Telegram\n"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4a44f67a-65b1-4de7-898f-ee7724e33bb1",</text:p>
      <text:p text:style-name="Standard"><text:s text:c="6"/>"name": "Create a task in Google Tasks",</text:p>
      <text:p text:style-name="Standard"><text:s text:c="6"/>"type": "n8n-nodes-base.googleTasksTool",</text:p>
      <text:p text:style-name="Standard"><text:s text:c="6"/>"position": [</text:p>
      <text:p text:style-name="Standard"><text:s text:c="8"/>2336,</text:p>
      <text:p text:style-name="Standard"><text:s text:c="8"/>576</text:p>
      <text:p text:style-name="Standard"><text:s text:c="6"/>],</text:p>
      <text:p text:style-name="Standard"><text:s text:c="6"/>"parameters": {</text:p>
      <text:p text:style-name="Standard"><text:s text:c="8"/>"task": "MTY1MTc5NzMxMzA5NDc5MTQ5NzQ6MDow",</text:p>
      <text:p text:style-name="Standard"><text:s text:c="8"/>"title": "={{ /*n8n-auto-generated-fromAI-override*/ $fromAI('Title', ``, 'string') }}",</text:p>
      <text:p text:style-name="Standard"><text:s text:c="8"/>"additionalFields": {}</text:p>
      <text:p text:style-name="Standard"><text:s text:c="6"/>},</text:p>
      <text:p text:style-name="Standard"><text:s text:c="6"/>"credentials": {</text:p>
      <text:p text:style-name="Standard"><text:s text:c="8"/>"googleTasksOAuth2Api": {</text:p>
      <text:p text:style-name="Standard"><text:s text:c="10"/>"id": "credential-id",</text:p>
      <text:p text:style-name="Standard"><text:s text:c="10"/>"name": "googleTasksOAuth2Api Credential"</text:p>
      <text:p text:style-name="Standard"><text:s text:c="8"/>}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0262484e-23cc-49b3-be29-8f205e49077a",</text:p>
      <text:p text:style-name="Standard"><text:s text:c="6"/>"name": "Get many tasks in Google Tasks",</text:p>
      <text:p text:style-name="Standard"><text:s text:c="6"/>"type": "n8n-nodes-base.googleTasksTool",</text:p>
      <text:p text:style-name="Standard"><text:s text:c="6"/>"position": [</text:p>
      <text:p text:style-name="Standard"><text:s text:c="8"/>2528,</text:p>
      <text:p text:style-name="Standard"><text:s text:c="8"/>576</text:p>
      <text:p text:style-name="Standard"><text:s text:c="6"/>],</text:p>
      <text:p text:style-name="Standard"><text:s text:c="6"/>"parameters": {</text:p>
      <text:p text:style-name="Standard"><text:s text:c="8"/>"task": "MTY1MTc5NzMxMzA5NDc5MTQ5NzQ6MDow",</text:p>
      <text:p text:style-name="Standard"><text:s text:c="8"/>"operation": "getAll",</text:p>
      <text:p text:style-name="Standard"><text:s text:c="8"/>"additionalFields": {}</text:p>
      <text:p text:style-name="Standard"><text:s text:c="6"/>},</text:p>
      <text:p text:style-name="Standard"><text:s text:c="6"/>"credentials": {</text:p>
      <text:p text:style-name="Standard"><text:s text:c="8"/>"googleTasksOAuth2Api": {</text:p>
      <text:p text:style-name="Standard"><text:s text:c="10"/>"id": "credential-id",</text:p>
      <text:p text:style-name="Standard"><text:s text:c="10"/>"name": "googleTasksOAuth2Api Credential"</text:p>
      <text:p text:style-name="Standard"><text:s text:c="8"/>}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ef46cbde-6e82-4488-b027-d70087f1b5f4",</text:p>
      <text:p text:style-name="Standard"><text:s text:c="6"/>"name": "Sticky Note2",</text:p>
      <text:p text:style-name="Standard"><text:s text:c="6"/>"type": "n8n-nodes-base.stickyNote",</text:p>
      <text:p text:style-name="Standard"><text:s text:c="6"/>"position": [</text:p>
      <text:p text:style-name="Standard"><text:s text:c="8"/>2944,</text:p>
      <text:p text:style-name="Standard"><text:soft-page-break/><text:s text:c="8"/>-16</text:p>
      <text:p text:style-name="Standard"><text:s text:c="6"/>],</text:p>
      <text:p text:style-name="Standard"><text:s text:c="6"/>"parameters": {</text:p>
      <text:p text:style-name="Standard"><text:s text:c="8"/>"color": 7,</text:p>
      <text:p text:style-name="Standard"><text:s text:c="8"/>"width": 544,</text:p>
      <text:p text:style-name="Standard"><text:s text:c="8"/>"height": 400,</text:p>
      <text:p text:style-name="Standard"><text:s text:c="8"/>"content": "## [Video Tutorial](https://youtu.be/ROgf5dVqYPQ)\n@[youtube](ROgf5dVqYPQ)"</text:p>
      <text:p text:style-name="Standard"><text:s text:c="6"/>},</text:p>
      <text:p text:style-name="Standard"><text:s text:c="6"/>"typeVersion": 1</text:p>
      <text:p text:style-name="Standard"><text:s text:c="4"/>},</text:p>
      <text:p text:style-name="Standard"><text:s text:c="4"/>{</text:p>
      <text:p text:style-name="Standard"><text:s text:c="6"/>"id": "3acacedb-bafa-4fbf-8d3e-f198b19b9308",</text:p>
      <text:p text:style-name="Standard"><text:s text:c="6"/>"name": "Transcribe a recording",</text:p>
      <text:p text:style-name="Standard"><text:s text:c="6"/>"type": "@n8n/n8n-nodes-langchain.openAi",</text:p>
      <text:p text:style-name="Standard"><text:s text:c="6"/>"position": [</text:p>
      <text:p text:style-name="Standard"><text:s text:c="8"/>1872,</text:p>
      <text:p text:style-name="Standard"><text:s text:c="8"/>128</text:p>
      <text:p text:style-name="Standard"><text:s text:c="6"/>],</text:p>
      <text:p text:style-name="Standard"><text:s text:c="6"/>"parameters": {</text:p>
      <text:p text:style-name="Standard"><text:s text:c="8"/>"options": {},</text:p>
      <text:p text:style-name="Standard"><text:s text:c="8"/>"resource": "audio",</text:p>
      <text:p text:style-name="Standard"><text:s text:c="8"/>"operation": "transcribe"</text:p>
      <text:p text:style-name="Standard"><text:s text:c="6"/>},</text:p>
      <text:p text:style-name="Standard"><text:s text:c="6"/>"credentials": {</text:p>
      <text:p text:style-name="Standard"><text:s text:c="8"/>"openAiApi": {</text:p>
      <text:p text:style-name="Standard"><text:s text:c="10"/>"id": "credential-id",</text:p>
      <text:p text:style-name="Standard"><text:s text:c="10"/>"name": "openAiApi Credential"</text:p>
      <text:p text:style-name="Standard"><text:s text:c="8"/>}</text:p>
      <text:p text:style-name="Standard"><text:s text:c="6"/>},</text:p>
      <text:p text:style-name="Standard"><text:s text:c="6"/>"typeVersion": 1.8</text:p>
      <text:p text:style-name="Standard"><text:s text:c="4"/>},</text:p>
      <text:p text:style-name="Standard"><text:s text:c="4"/>{</text:p>
      <text:p text:style-name="Standard"><text:s text:c="6"/>"id": "2ea5b79c-2e49-4d7e-933c-8b1a58d2415c",</text:p>
      <text:p text:style-name="Standard"><text:s text:c="6"/>"name": "Send Email",</text:p>
      <text:p text:style-name="Standard"><text:s text:c="6"/>"type": "n8n-nodes-base.gmailTool",</text:p>
      <text:p text:style-name="Standard"><text:s text:c="6"/>"position": [</text:p>
      <text:p text:style-name="Standard"><text:s text:c="8"/>2944,</text:p>
      <text:p text:style-name="Standard"><text:s text:c="8"/>560</text:p>
      <text:p text:style-name="Standard"><text:s text:c="6"/>],</text:p>
      <text:p text:style-name="Standard"><text:s text:c="6"/>"webhookId": "a4ae7b5d-7686-4bee-a753-848932860b4e",</text:p>
      <text:p text:style-name="Standard"><text:s text:c="6"/>"parameters": {</text:p>
      <text:p text:style-name="Standard"><text:s text:c="8"/>"sendTo": "={{ /*n8n-auto-generated-fromAI-override*/ $fromAI('To', ``, 'string') }}",</text:p>
      <text:p text:style-name="Standard"><text:s text:c="8"/>"message": "={{ /*n8n-auto-generated-fromAI-override*/ $fromAI('Message', `Please format this nicely in html`, 'string') }}",</text:p>
      <text:p text:style-name="Standard"><text:s text:c="8"/>"options": {</text:p>
      <text:p text:style-name="Standard"><text:s text:c="10"/>"appendAttribution": false</text:p>
      <text:p text:style-name="Standard"><text:s text:c="8"/>},</text:p>
      <text:p text:style-name="Standard"><text:s text:c="8"/>"subject": "={{ /*n8n-auto-generated-fromAI-override*/ $fromAI('Subject', ``, 'string') }}"</text:p>
      <text:p text:style-name="Standard"><text:s text:c="6"/>},</text:p>
      <text:p text:style-name="Standard"><text:s text:c="6"/>"credentials": {</text:p>
      <text:p text:style-name="Standard"><text:s text:c="8"/>"gmailOAuth2": {</text:p>
      <text:p text:style-name="Standard"><text:soft-page-break/><text:s text:c="10"/>"id": "credential-id",</text:p>
      <text:p text:style-name="Standard"><text:s text:c="10"/>"name": "gmailOAuth2 Credential"</text:p>
      <text:p text:style-name="Standard"><text:s text:c="8"/>}</text:p>
      <text:p text:style-name="Standard"><text:s text:c="6"/>},</text:p>
      <text:p text:style-name="Standard"><text:s text:c="6"/>"typeVersion": 2.1</text:p>
      <text:p text:style-name="Standard"><text:s text:c="4"/>},</text:p>
      <text:p text:style-name="Standard"><text:s text:c="4"/>{</text:p>
      <text:p text:style-name="Standard"><text:s text:c="6"/>"id": "4ec85126-51da-4f3b-a04f-16552fdcb244",</text:p>
      <text:p text:style-name="Standard"><text:s text:c="6"/>"name": "Jackie, AI Assistant 👩🏻‍🏫",</text:p>
      <text:p text:style-name="Standard"><text:s text:c="6"/>"type": "@n8n/n8n-nodes-langchain.agent",</text:p>
      <text:p text:style-name="Standard"><text:s text:c="6"/>"position": [</text:p>
      <text:p text:style-name="Standard"><text:s text:c="8"/>2224,</text:p>
      <text:p text:style-name="Standard"><text:s text:c="8"/>192</text:p>
      <text:p text:style-name="Standard"><text:s text:c="6"/>],</text:p>
      <text:p text:style-name="Standard"><text:s text:c="6"/>"parameters": {</text:p>
      <text:p text:style-name="Standard"><text:s text:c="8"/>"text": "={{ $json.text }}",</text:p>
      <text:p text:style-name="Standard"><text:s text:c="8"/>"options": {</text:p>
      <text:p text:style-name="Standard"><text:s text:c="10"/>"systemMessage": "=You are a helpful personal assistant called Jackie. \n\nToday's date is {{ $today.format('yyyy-MM-dd') }}.\n\nGuidelines:\n- When summarizing emails, include Sender, Message date, subject, and brief summary of email.\n- if the user did not specify a date in the request assume they are asking for today\n- When answering questions about calendar events, filter out events that don't apply to the question. <text:s/>For example, the question is about events for today, only reply with events for today. Don't mention future events if it's more than 1 week away\n- When creating calendar entry, the attendee email is optional"</text:p>
      <text:p text:style-name="Standard"><text:s text:c="8"/>},</text:p>
      <text:p text:style-name="Standard"><text:s text:c="8"/>"promptType": "define"</text:p>
      <text:p text:style-name="Standard"><text:s text:c="6"/>},</text:p>
      <text:p text:style-name="Standard"><text:s text:c="6"/>"typeVersion": 1.6</text:p>
      <text:p text:style-name="Standard"><text:s text:c="4"/>}</text:p>
      <text:p text:style-name="Standard"><text:s text:c="2"/>],</text:p>
      <text:p text:style-name="Standard"><text:s text:c="2"/>"pinData": {},</text:p>
      <text:p text:style-name="Standard"><text:s text:c="2"/>"connections": {</text:p>
      <text:p text:style-name="Standard"><text:s text:c="4"/>"If": {</text:p>
      <text:p text:style-name="Standard"><text:s text:c="6"/>"main": [</text:p>
      <text:p text:style-name="Standard"><text:s text:c="8"/>[</text:p>
      <text:p text:style-name="Standard"><text:s text:c="10"/>{</text:p>
      <text:p text:style-name="Standard"><text:s text:c="12"/>"node": "Get Voice File",</text:p>
      <text:p text:style-name="Standard"><text:s text:c="12"/>"type": "main",</text:p>
      <text:p text:style-name="Standard"><text:s text:c="12"/>"index": 0</text:p>
      <text:p text:style-name="Standard"><text:s text:c="10"/>}</text:p>
      <text:p text:style-name="Standard"><text:s text:c="8"/>],</text:p>
      <text:p text:style-name="Standard"><text:s text:c="8"/>[</text:p>
      <text:p text:style-name="Standard"><text:s text:c="10"/>{</text:p>
      <text:p text:style-name="Standard"><text:s text:c="12"/>"node": "Jackie, AI Assistant 👩🏻‍🏫",</text:p>
      <text:p text:style-name="Standard"><text:s text:c="12"/>"type": "main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 text:c="4"/>"Get Email": {</text:p>
      <text:p text:style-name="Standard"><text:s text:c="6"/>"ai_tool": [</text:p>
      <text:p text:style-name="Standard"><text:soft-page-break/><text:s text:c="8"/>[</text:p>
      <text:p text:style-name="Standard"><text:s text:c="10"/>{</text:p>
      <text:p text:style-name="Standard"><text:s text:c="12"/>"node": "Jackie, AI Assistant 👩🏻‍🏫",</text:p>
      <text:p text:style-name="Standard"><text:s text:c="12"/>"type": "ai_tool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 text:c="4"/>"OpenRouter": {</text:p>
      <text:p text:style-name="Standard"><text:s text:c="6"/>"ai_languageModel": [</text:p>
      <text:p text:style-name="Standard"><text:s text:c="8"/>[</text:p>
      <text:p text:style-name="Standard"><text:s text:c="10"/>{</text:p>
      <text:p text:style-name="Standard"><text:s text:c="12"/>"node": "Jackie, AI Assistant 👩🏻‍🏫",</text:p>
      <text:p text:style-name="Standard"><text:s text:c="12"/>"type": "ai_languageModel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 text:c="4"/>"Send Email": {</text:p>
      <text:p text:style-name="Standard"><text:s text:c="6"/>"ai_tool": [</text:p>
      <text:p text:style-name="Standard"><text:s text:c="8"/>[</text:p>
      <text:p text:style-name="Standard"><text:s text:c="10"/>{</text:p>
      <text:p text:style-name="Standard"><text:s text:c="12"/>"node": "Jackie, AI Assistant 👩🏻‍🏫",</text:p>
      <text:p text:style-name="Standard"><text:s text:c="12"/>"type": "ai_tool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 text:c="4"/>"Voice or Text": {</text:p>
      <text:p text:style-name="Standard"><text:s text:c="6"/>"main": [</text:p>
      <text:p text:style-name="Standard"><text:s text:c="8"/>[</text:p>
      <text:p text:style-name="Standard"><text:s text:c="10"/>{</text:p>
      <text:p text:style-name="Standard"><text:s text:c="12"/>"node": "If",</text:p>
      <text:p text:style-name="Standard"><text:s text:c="12"/>"type": "main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 text:c="4"/>"Get Voice File": {</text:p>
      <text:p text:style-name="Standard"><text:s text:c="6"/>"main": [</text:p>
      <text:p text:style-name="Standard"><text:s text:c="8"/>[</text:p>
      <text:p text:style-name="Standard"><text:s text:c="10"/>{</text:p>
      <text:p text:style-name="Standard"><text:s text:c="12"/>"node": "Transcribe a recording",</text:p>
      <text:p text:style-name="Standard"><text:s text:c="12"/>"type": "main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oft-page-break/><text:s text:c="4"/>},</text:p>
      <text:p text:style-name="Standard"><text:s text:c="4"/>"Google Calendar": {</text:p>
      <text:p text:style-name="Standard"><text:s text:c="6"/>"ai_tool": [</text:p>
      <text:p text:style-name="Standard"><text:s text:c="8"/>[</text:p>
      <text:p text:style-name="Standard"><text:s text:c="10"/>{</text:p>
      <text:p text:style-name="Standard"><text:s text:c="12"/>"node": "Jackie, AI Assistant 👩🏻‍🏫",</text:p>
      <text:p text:style-name="Standard"><text:s text:c="12"/>"type": "ai_tool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 text:c="4"/>"Window Buffer Memory": {</text:p>
      <text:p text:style-name="Standard"><text:s text:c="6"/>"ai_memory": [</text:p>
      <text:p text:style-name="Standard"><text:s text:c="8"/>[</text:p>
      <text:p text:style-name="Standard"><text:s text:c="10"/>{</text:p>
      <text:p text:style-name="Standard"><text:s text:c="12"/>"node": "Jackie, AI Assistant 👩🏻‍🏫",</text:p>
      <text:p text:style-name="Standard"><text:s text:c="12"/>"type": "ai_memory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 text:c="4"/>"Transcribe a recording": {</text:p>
      <text:p text:style-name="Standard"><text:s text:c="6"/>"main": [</text:p>
      <text:p text:style-name="Standard"><text:s text:c="8"/>[</text:p>
      <text:p text:style-name="Standard"><text:s text:c="10"/>{</text:p>
      <text:p text:style-name="Standard"><text:s text:c="12"/>"node": "Jackie, AI Assistant 👩🏻‍🏫",</text:p>
      <text:p text:style-name="Standard"><text:s text:c="12"/>"type": "main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 text:c="4"/>"Listen for incoming events": {</text:p>
      <text:p text:style-name="Standard"><text:s text:c="6"/>"main": [</text:p>
      <text:p text:style-name="Standard"><text:s text:c="8"/>[</text:p>
      <text:p text:style-name="Standard"><text:s text:c="10"/>{</text:p>
      <text:p text:style-name="Standard"><text:s text:c="12"/>"node": "Voice or Text",</text:p>
      <text:p text:style-name="Standard"><text:s text:c="12"/>"type": "main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 text:c="4"/>"Create a task in Google Tasks": {</text:p>
      <text:p text:style-name="Standard"><text:s text:c="6"/>"ai_tool": [</text:p>
      <text:p text:style-name="Standard"><text:s text:c="8"/>[</text:p>
      <text:p text:style-name="Standard"><text:s text:c="10"/>{</text:p>
      <text:p text:style-name="Standard"><text:s text:c="12"/>"node": "Jackie, AI Assistant 👩🏻‍🏫",</text:p>
      <text:p text:style-name="Standard"><text:s text:c="12"/>"type": "ai_tool",</text:p>
      <text:p text:style-name="Standard"><text:s text:c="12"/>"index": 0</text:p>
      <text:p text:style-name="Standard"><text:soft-page-break/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 text:c="4"/>"Get many tasks in Google Tasks": {</text:p>
      <text:p text:style-name="Standard"><text:s text:c="6"/>"ai_tool": [</text:p>
      <text:p text:style-name="Standard"><text:s text:c="8"/>[</text:p>
      <text:p text:style-name="Standard"><text:s text:c="10"/>{</text:p>
      <text:p text:style-name="Standard"><text:s text:c="12"/>"node": "Jackie, AI Assistant 👩🏻‍🏫",</text:p>
      <text:p text:style-name="Standard"><text:s text:c="12"/>"type": "ai_tool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 text:c="4"/>"Jackie, AI Assistant 👩🏻‍🏫": {</text:p>
      <text:p text:style-name="Standard"><text:s text:c="6"/>"main": [</text:p>
      <text:p text:style-name="Standard"><text:s text:c="8"/>[</text:p>
      <text:p text:style-name="Standard"><text:s text:c="10"/>{</text:p>
      <text:p text:style-name="Standard"><text:s text:c="12"/>"node": "Telegram",</text:p>
      <text:p text:style-name="Standard"><text:s text:c="12"/>"type": "main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16:03:50.169387883</meta:creation-date>
    <dc:date>2026-04-21T16:04:16.074952683</dc:date>
    <meta:editing-duration>PT26S</meta:editing-duration>
    <meta:editing-cycles>1</meta:editing-cycles>
    <meta:document-statistic meta:table-count="0" meta:image-count="0" meta:object-count="0" meta:page-count="14" meta:paragraph-count="679" meta:word-count="1583" meta:character-count="17735" meta:non-whitespace-character-count="11887"/>
    <meta:generator>LibreOffice/7.3.7.2$Linux_X86_64 LibreOffice_project/30$Build-2</meta:generator>
  </office:meta>
</office:document-meta>
</file>